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P.7" table:style-name="ta1"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 table:number-columns-spanned="10" table:number-rows-spanned="1">
            <text:p>Number of keypoints on preceding vehicle</text:p>
          </table:table-cell>
          <table:covered-table-cell table:number-columns-repeated="2" table:style-name="ce1"/>
          <table:covered-table-cell table:number-columns-repeated="7"/>
          <table:table-cell/>
        </table:table-row>
        <table:table-row table:style-name="ro1"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Image 1</text:p>
          </table:table-cell>
          <table:table-cell table:style-name="ce1" office:value-type="string" calcext:value-type="string">
            <text:p>Image 2</text:p>
          </table:table-cell>
          <table:table-cell table:style-name="ce1" office:value-type="string" calcext:value-type="string">
            <text:p>Image 3</text:p>
          </table:table-cell>
          <table:table-cell table:style-name="ce1" office:value-type="string" calcext:value-type="string">
            <text:p>Image 4</text:p>
          </table:table-cell>
          <table:table-cell table:style-name="ce1" office:value-type="string" calcext:value-type="string">
            <text:p>Image 5</text:p>
          </table:table-cell>
          <table:table-cell table:style-name="ce1" office:value-type="string" calcext:value-type="string">
            <text:p>Image 6</text:p>
          </table:table-cell>
          <table:table-cell table:style-name="ce1" office:value-type="string" calcext:value-type="string">
            <text:p>Image 7</text:p>
          </table:table-cell>
          <table:table-cell table:style-name="ce1" office:value-type="string" calcext:value-type="string">
            <text:p>Image 8</text:p>
          </table:table-cell>
          <table:table-cell table:style-name="ce1" office:value-type="string" calcext:value-type="string">
            <text:p>Image 9</text:p>
          </table:table-cell>
          <table:table-cell table:style-name="ce1" office:value-type="string" calcext:value-type="string">
            <text:p>Image 10</text:p>
          </table:table-cell>
          <table:table-cell table:style-name="ce1" office:value-type="string" calcext:value-type="string">
            <text:p>Neighbourhood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/>
        </table:table-row>
      </table:table>
      <table:table table:name="MP.8" table:style-name="ta1"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9" table:number-rows-spanned="1">
            <text:p>Number of keypoint matches on preceding vehicle between successive images</text:p>
          </table:table-cell>
          <table:covered-table-cell table:style-name="ce2"/>
          <table:covered-table-cell table:style-name="ce1"/>
          <table:covered-table-cell table:number-columns-repeated="6"/>
          <table:table-cell/>
        </table:table-row>
        <table:table-row table:style-name="ro1"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Descriptor</text:p>
          </table:table-cell>
          <table:table-cell table:style-name="ce1" office:value-type="string" calcext:value-type="string">
            <text:p>Images 1-2</text:p>
          </table:table-cell>
          <table:table-cell table:style-name="ce1" office:value-type="string" calcext:value-type="string">
            <text:p>Images 2-3</text:p>
          </table:table-cell>
          <table:table-cell table:style-name="ce1" office:value-type="string" calcext:value-type="string">
            <text:p>Images 3-4</text:p>
          </table:table-cell>
          <table:table-cell table:style-name="ce1" office:value-type="string" calcext:value-type="string">
            <text:p>Images 4-5</text:p>
          </table:table-cell>
          <table:table-cell table:style-name="ce1" office:value-type="string" calcext:value-type="string">
            <text:p>Images 5-6</text:p>
          </table:table-cell>
          <table:table-cell table:style-name="ce1" office:value-type="string" calcext:value-type="string">
            <text:p>Images 6-7</text:p>
          </table:table-cell>
          <table:table-cell table:style-name="ce1" office:value-type="string" calcext:value-type="string">
            <text:p>Images 7-8</text:p>
          </table:table-cell>
          <table:table-cell table:style-name="ce1" office:value-type="string" calcext:value-type="string">
            <text:p>Images 8-9</text:p>
          </table:table-cell>
          <table:table-cell table:style-name="ce1" office:value-type="string" calcext:value-type="string">
            <text:p>Images 9-10</text:p>
          </table:table-cell>
          <table:table-cell table:style-name="ce1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SK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EF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ORB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FREAK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 table:number-columns-spanned="9" table:number-rows-spanned="1">
            <text:p><text:s text:c="2"/>Assertion failed</text:p>
          </table:table-cell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SIFT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 table:number-columns-spanned="9" table:number-rows-spanned="1">
            <text:p><text:s text:c="2"/>Assertion failed</text:p>
          </table:table-cell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 table:number-columns-spanned="9" table:number-rows-spanned="1">
            <text:p><text:s text:c="2"/>Assertion failed</text:p>
          </table:table-cell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178" calcext:value-type="float">
            <text:p>178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160" calcext:value-type="float">
            <text:p>160</text:p>
          </table:table-cell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float" office:value="154" calcext:value-type="float">
            <text:p>154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160" calcext:value-type="float">
            <text:p>160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183" calcext:value-type="float">
            <text:p>183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 table:number-columns-spanned="9" table:number-rows-spanned="1">
            <text:p><text:s text:c="2"/>Assertion failed</text:p>
          </table:table-cell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  <table:table-cell office:value-type="float" office:value="171" calcext:value-type="float">
            <text:p>171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 table:number-columns-spanned="9" table:number-rows-spanned="1">
            <text:p><text:s text:c="2"/>Assertion failed</text:p>
          </table:table-cell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SK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EF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ORB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FREAK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SIFT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ORB</text:p>
          </table:table-cell>
          <table:table-cell office:value-type="string" calcext:value-type="string" table:number-columns-spanned="9" table:number-rows-spanned="1">
            <text:p><text:s text:c="2"/>Insufficient memory</text:p>
          </table:table-cell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 table:number-columns-spanned="9" table:number-rows-spanned="1">
            <text:p><text:s text:c="2"/>Assertion failed</text:p>
          </table:table-cell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22:01:13.753622182</meta:creation-date>
    <dc:date>2021-02-14T22:59:26.330695712</dc:date>
    <meta:editing-duration>PT48M1S</meta:editing-duration>
    <meta:editing-cycles>4</meta:editing-cycles>
    <meta:generator>LibreOffice/6.4.6.2$Linux_X86_64 LibreOffice_project/40$Build-2</meta:generator>
    <meta:document-statistic meta:table-count="2" meta:cell-count="508" meta:object-count="0"/>
  </office:meta>
</office:document-meta>
</file>